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SerializationTest.should_serialize_with_stubbing_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SerializationTest.should_serialize_already_serializabl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SerializationTest.private_constructor_currently_not_supported_at_the_moment_at_deserialization_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AnswersMustImplementSerializableForSerializationToWork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Test.BUG_ISSUE_399_try_some_mocks_with_current_answ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assWithPrivateNoArgConstructor.AClassWithPrivateNoAr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sSerializationTest.should_serialize_real_partial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SerializationTest.should_serialize_method_calls_using_any_string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Test.should_serialize_object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Test.should_be_able_to_serialize_type_that_implements_Serializable_but_but_dont_declare_a_no_arg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Test.should_allow_mock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assWithPrivateNoArgConstructor.returning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Test.should_allow_mock_and_string_value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Test.should_allow_throws_exception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SerializationTest.should_verify_even_if_some_methods_called_after_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Test.should_remember_interactions_for_serialize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SerializationTest.should_verify_call_order_for_serialized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sSerializationTest.should_allow_method_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SerializationTest.should_serialization_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Test.should_allow_mock_and_boolean_value_to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ableAndNoDefaultConstructor.SerializableAndNoDefaultConstructor( Observabl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Test.should_all_mock_and_serializable_value_to_be_ser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Test.should_stub_even_if_some_methods_called_after_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SerializationTest.should_serialize_method_call_with_parameters_that_are_serializ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Test.should_serialize_with_real_object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SerializationTest.should_be_serialize_and_have_extra_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ableClas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Test.should_verify_called_n_times_for_serialize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